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0eaffc" officeooo:paragraph-rsid="000eaffc"/>
    </style:style>
    <style:style style:name="P4" style:family="paragraph" style:parent-style-name="Text_20_body">
      <style:text-properties officeooo:rsid="00105ec4" officeooo:paragraph-rsid="00105ec4"/>
    </style:style>
    <style:style style:name="P5" style:family="paragraph" style:parent-style-name="Text_20_body">
      <style:text-properties officeooo:rsid="00112abd" officeooo:paragraph-rsid="00112a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ermisos Manifest</text:h>
      <text:h text:style-name="Heading_20_4" text:outline-level="4">Autor: Rubén Agra Casal</text:h>
      <text:p text:style-name="P5"/>
      <text:p text:style-name="P2"><text:bookmark text:name="yui_3_17_2_1_1727711714658_34"/>Busca en la página de Android Developer, que utilizad puede tener la inclusión del siguiente código en el Manifest.</text:p>
      <text:p text:style-name="P1"><text:span text:style-name="Strong_20_Emphasis"><text:span text:style-name="T2">&lt;uses-permission android:name = "permiso" android:maxSdkVersion = "entero"/&gt;</text:span></text:span></text:p>
      <text:p text:style-name="P3">En el código proporcionado, se puede dividir en 2 partes o en 2 atributos que “uses-permission” tiene:</text:p>
      <text:p text:style-name="P3"><text:span text:style-name="T1">El primer atributo</text:span> (...android:name = “permiso”…) <text:s/>se especifica un determinado permiso de sistema que el usuario otorga en base un String para que la app funcione. Por ejemplo puede ser un permiso definido por el desarrollador o uno estándar que ya exista como (android.permission.CAMERA o android.permission.READ_CONTACTS).</text:p>
      <text:p text:style-name="P3"/>
      <text:p text:style-name="P3"><text:span text:style-name="T1">El segundo atributo</text:span> (...android:maxSdkVersin = “entero”/&gt;) trata de indicar el nivel de API más alto en el que se debe otorgar este permiso a la app en cuestión. A partir de Android 4.4 (API 19), ya no es necesario que la app solicite permiso WRITE_EXTERNAL_STORAGE para escribir en sus propios directorios específicos de la aplicación en el almacenamiento externo. Si el nivel es de API 18 o inferior, si habría que indicarlo en el atributo anterior (android:name =”andrioid.permission.WRITE_EXTERNAL_STORAGE”).</text:p>
      <text:p text:style-name="P3"/>
      <text:p text:style-name="P4">Enlace para más información: https://developer.android.com/guide/topics/manifest/uses-permission-element?hl=es-419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7:56:13.162000000</meta:creation-date>
    <dc:date>2024-09-30T18:13:24.419000000</dc:date>
    <meta:editing-duration>PT3M38S</meta:editing-duration>
    <meta:editing-cycles>5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8" meta:word-count="178" meta:character-count="1284" meta:non-whitespace-character-count="1113"/>
  </office:meta>
</office:document-meta>
</file>